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21.png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image/png" manifest:full-path="Pictures/318.png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image/png" manifest:full-path="Pictures/313.png" manifest:version="1.2"/>
  <manifest:file-entry manifest:media-type="image/png" manifest:full-path="Pictures/312.png" manifest:version="1.2"/>
  <manifest:file-entry manifest:media-type="image/png" manifest:full-path="Pictures/311.png" manifest:version="1.2"/>
  <manifest:file-entry manifest:media-type="image/png" manifest:full-path="Pictures/310.png" manifest:version="1.2"/>
  <manifest:file-entry manifest:media-type="image/png" manifest:full-path="Pictures/309.png" manifest:version="1.2"/>
  <manifest:file-entry manifest:media-type="image/png" manifest:full-path="Pictures/308.png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Text_20_body" style:list-style-name="L326">
      <style:paragraph-properties fo:margin-top="0in" fo:margin-bottom="0in"/>
    </style:style>
    <style:style style:name="P1136" style:family="paragraph" style:parent-style-name="Text_20_body" style:list-style-name="L327">
      <style:paragraph-properties fo:margin-top="0in" fo:margin-bottom="0in"/>
    </style:style>
    <style:style style:name="P1137" style:family="paragraph" style:parent-style-name="Text_20_body" style:list-style-name="L328">
      <style:paragraph-properties fo:margin-top="0in" fo:margin-bottom="0in"/>
    </style:style>
    <style:style style:name="P1138" style:family="paragraph" style:parent-style-name="Text_20_body" style:list-style-name="L329">
      <style:paragraph-properties fo:margin-top="0in" fo:margin-bottom="0in"/>
    </style:style>
    <style:style style:name="P1139" style:family="paragraph" style:parent-style-name="Text_20_body" style:list-style-name="L330">
      <style:paragraph-properties fo:margin-top="0in" fo:margin-bottom="0in"/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Text_20_body" style:list-style-name="L334">
      <style:paragraph-properties fo:margin-top="0in" fo:margin-bottom="0in"/>
    </style:style>
    <style:style style:name="P1163" style:family="paragraph" style:parent-style-name="Text_20_body" style:list-style-name="L335">
      <style:paragraph-properties fo:margin-top="0in" fo:margin-bottom="0in"/>
    </style:style>
    <style:style style:name="P1164" style:family="paragraph" style:parent-style-name="Text_20_body" style:list-style-name="L336">
      <style:paragraph-properties fo:margin-top="0in" fo:margin-bottom="0in"/>
    </style:style>
    <style:style style:name="P1165" style:family="paragraph" style:parent-style-name="Text_20_body" style:list-style-name="L337">
      <style:paragraph-properties fo:margin-top="0in" fo:margin-bottom="0in"/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38">
      <style:paragraph-properties fo:margin-top="0in" fo:margin-bottom="0in"/>
    </style:style>
    <style:style style:name="P1188" style:family="paragraph" style:parent-style-name="Text_20_body" style:list-style-name="L339">
      <style:paragraph-properties fo:margin-top="0in" fo:margin-bottom="0in"/>
    </style:style>
    <style:style style:name="P1189" style:family="paragraph" style:parent-style-name="Text_20_body" style:list-style-name="L340">
      <style:paragraph-properties fo:margin-top="0in" fo:margin-bottom="0in"/>
    </style:style>
    <style:style style:name="P1190" style:family="paragraph" style:parent-style-name="Text_20_body" style:list-style-name="L341">
      <style:paragraph-properties fo:margin-top="0in" fo:margin-bottom="0in"/>
    </style:style>
    <style:style style:name="P1191" style:family="paragraph" style:parent-style-name="Text_20_body" style:list-style-name="L342">
      <style:paragraph-properties fo:margin-top="0in" fo:margin-bottom="0in"/>
    </style:style>
    <style:style style:name="P1192" style:family="paragraph" style:parent-style-name="Text_20_body" style:list-style-name="L343">
      <style:paragraph-properties fo:margin-top="0in" fo:margin-bottom="0in"/>
    </style:style>
    <style:style style:name="P1193" style:family="paragraph" style:parent-style-name="Text_20_body" style:list-style-name="L344">
      <style:paragraph-properties fo:margin-top="0in" fo:margin-bottom="0in"/>
    </style:style>
    <style:style style:name="P1194" style:family="paragraph" style:parent-style-name="Text_20_body" style:list-style-name="L34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7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25">
        <text:list-item>
          <text:p text:style-name="P1134">No gráfico de linhas temos dois eixos numéricos.<text:line-break/></text:p>
        </text:list-item>
        <text:list-item>
          <text:p text:style-name="P113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34">É o gráfico adequado para representar séries de valores no tempo.<text:line-break/></text:p>
        </text:list-item>
        <text:list-item>
          <text:p text:style-name="P1134">Principais argumentos do gráfico de linhas na biblioteca <text:span text:style-name="Source_Text">ggplot2</text:span>:<text:line-break/></text:p>
          <text:list text:style-name="L326">
            <text:list-item>
              <text:p text:style-name="P1135"><text:span text:style-name="Source_Text">ggplot()</text:span><text:line-break/>Essa função recebe um <text:span text:style-name="Source_Text">data.frame</text:span> e cria a camada básica do gráfico.<text:line-break/></text:p>
              <text:list text:style-name="L327">
                <text:list-item>
                  <text:p text:style-name="P113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36"><text:span text:style-name="Source_Text">aes()</text:span><text:line-break/>A função <text:span text:style-name="Source_Text">aes()</text:span> mapeia os apectos visuais do gráfico.<text:line-break/></text:p>
                  <text:list text:style-name="L328">
                    <text:list-item>
                      <text:p text:style-name="P113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3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3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3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35"><text:span text:style-name="Source_Text">scale_x_continuous()</text:span><text:line-break/>Configuração do eixo x (para dados númericos).<text:line-break/></text:p>
              <text:list text:style-name="L329">
                <text:list-item>
                  <text:p text:style-name="P113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3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35"><text:span text:style-name="Source_Text">geom_point()</text:span><text:line-break/>Adiciona a camada de gráfico de pontos (os pontos).<text:line-break/></text:p>
              <text:list text:style-name="L330">
                <text:list-item>
                  <text:p text:style-name="P113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35"><text:span text:style-name="Source_Text">geom_line()</text:span><text:line-break/>Adiciona a camada do gráfico de linhas (as linhas que liga os pontos).<text:line-break/></text:p>
              <text:list text:style-name="L331">
                <text:list-item>
                  <text:p text:style-name="P114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35"><text:span text:style-name="Source_Text">theme_bw()</text:span><text:line-break/>Adiciona o tema “black and white”.<text:line-break/></text:p>
              <text:list text:style-name="L332">
                <text:list-item>
                  <text:p text:style-name="P114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3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3">
        <text:list-item>
          <text:p text:style-name="P1142">Exemplo - Gráfico de linhas (<text:span text:style-name="Source_Text">geom_point()+geom_line()</text:span>):<text:line-break/></text:p>
        </text:list-item>
      </text:list>
      <text:p text:style-name="P1143">#Plotagem</text:p>
      <text:p text:style-name="P1144">ggplot(subset(dados, Regiao %in% c("Sul", "Sudeste")), #Subconjunto de dados de um data.frame</text:p>
      <text:p text:style-name="P1145"><text:s text:c="7"/>#O comando filtra dos dados do data.frame</text:p>
      <text:p text:style-name="P1146"><text:s text:c="7"/>aes(x = Mes,</text:p>
      <text:p text:style-name="P1147"><text:s text:c="11"/>y = cheg_2013/1000, </text:p>
      <text:p text:style-name="P1148"><text:s text:c="11"/>shape = Estado, #Alterar formas desse grupo de variáveis</text:p>
      <text:p text:style-name="P1149"><text:s text:c="11"/>color = Regiao))+ #Diferencia os grupos das variáveis regiao por cor</text:p>
      <text:p text:style-name="P1150"><text:s text:c="2"/>scale_x_continuous(limits = c(1,12), #Limites do eixo x</text:p>
      <text:p text:style-name="P1151"><text:s text:c="21"/>breaks = seq(1,12,1))+ #Espaçamento do eixo x</text:p>
      <text:p text:style-name="P1152"><text:s text:c="2"/>geom_point(size = 3)+ #Tamanho dos ícones (pontos)</text:p>
      <text:p text:style-name="P1153"><text:s text:c="2"/>geom_line(size = 1.0)+ #Espessura da linha</text:p>
      <text:p text:style-name="P1154"><text:s text:c="2"/>labs(title = "Gráfico de Linhas: Mês x chegadas em 2013",</text:p>
      <text:p text:style-name="P1155"><text:s text:c="7"/>x = "Meses",</text:p>
      <text:p text:style-name="P1156"><text:s text:c="7"/>y = "Chegadas por mil")+</text:p>
      <text:p text:style-name="P1157"><text:s text:c="2"/>theme_bw(base_size = 18)+ #Adiciona tema "black and white" e tamanho da fonte</text:p>
      <text:p text:style-name="P1158"><text:s text:c="2"/>scale_color_grey() #Aplica escalas de cinza</text:p>
      <text:p text:style-name="P1159"/>
      <text:p text:style-name="P1160">#Fechando dispositivo gráfico</text:p>
      <text:p text:style-name="P116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34">
        <text:list-item>
          <text:p text:style-name="P1162">Exemplo - Gráfico de linhas com efeito de suavização smooth(<text:span text:style-name="Source_Text">geom_smooth()</text:span>):<text:line-break/></text:p>
        </text:list-item>
      </text:list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35">
        <text:list-item>
          <text:p text:style-name="P1163">Trata-se de um ajuste por curva de tendência entre duas variáveis numéricas.<text:line-break/></text:p>
        </text:list-item>
        <text:list-item>
          <text:p text:style-name="P1163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63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63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63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63">Gráfico de linha x gráfico de tendência:<text:line-break/></text:p>
          <text:list text:style-name="L336">
            <text:list-item>
              <text:p text:style-name="P1164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64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37">
        <text:list-item>
          <text:p text:style-name="P1165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66">#Plotagem</text:p>
      <text:p text:style-name="P1167">ggplot(subset(dados, Estado %in% c("SaoPaulo")), #Subconjunto de dados de um data.frame</text:p>
      <text:p text:style-name="P1168"><text:s text:c="7"/>#O comando filtra dos dados do data.frame</text:p>
      <text:p text:style-name="P1169"><text:s text:c="7"/>aes(x = cheg_2012/1000,</text:p>
      <text:p text:style-name="P1170"><text:s text:c="11"/>y = cheg_2013/1000, </text:p>
      <text:p text:style-name="P1171"><text:s text:c="11"/>color = Estado))+ #Diferencia os grupos das variáveis regiao por cor</text:p>
      <text:p text:style-name="P1172"><text:s text:c="2"/>scale_x_continuous(limits = c(140,230), #Limites do eixo x</text:p>
      <text:p text:style-name="P1173"><text:s text:c="21"/>breaks = seq(140,230,10))+ #Espaçamento do eixo x</text:p>
      <text:p text:style-name="P1174"><text:s text:c="2"/>geom_point(size = 1.5)+ #Tamanho dos ícones (pontos)</text:p>
      <text:p text:style-name="P1175"><text:s text:c="2"/>geom_smooth(size = 1.0, span = 0.7, se = TRUE)+ </text:p>
      <text:p text:style-name="P1176"><text:s text:c="2"/>#Espessura da curva (size = 1.0)</text:p>
      <text:p text:style-name="P1177"><text:s text:c="2"/>#Curva mais suave (span = 0.7)</text:p>
      <text:p text:style-name="P1178"><text:s text:c="2"/>#Apresenta confiabilidade estimada (se = TRUE)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38">
        <text:list-item>
          <text:p text:style-name="P1187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187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187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187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187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2" style:rel-width="50.0%" style:rel-height="scale" svg:width="527.7486910994764pt" svg:height="326.4502617801047pt"><draw:image xlink:href="Pictures/307.png" xlink:type="simple" xlink:show="embed" xlink:actuate="onLoad"/></draw:frame></text:p>
      <text:p text:style-name="FigureCaption">Gráfico sem efeito jitter.</text:p>
      <text:p text:style-name="FigureWithCaption"><draw:frame draw:name="img43" style:rel-width="50.0%" style:rel-height="scale" svg:width="527.7486910994764pt" svg:height="326.4502617801047pt"><draw:image xlink:href="Pictures/30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39">
        <text:list-item>
          <text:p text:style-name="P1188">Divide o gráfico em vários painéis.<text:line-break/></text:p>
        </text:list-item>
        <text:list-item>
          <text:p text:style-name="P1188">O <text:span text:style-name="Source_Text">facet_grid()</text:span> forma uma matriz de painéis definidos por variáveis de facetação de linha e coluna.<text:line-break/></text:p>
        </text:list-item>
        <text:list-item>
          <text:p text:style-name="P1188">É mais útil quando se tem duas variáveis discretas e todas as combinações das variáveis existem nos dados.<text:line-break/></text:p>
        </text:list-item>
        <text:list-item>
          <text:p text:style-name="P1188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4" svg:width="405.09090909090907pt" svg:height="225.45454545454547pt"><draw:image xlink:href="Pictures/30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40">
        <text:list-item>
          <text:p text:style-name="P1189">Principais argumentos do <text:span text:style-name="Source_Text">facet_grid()</text:span>:<text:line-break/></text:p>
          <text:list text:style-name="L341">
            <text:list-item>
              <text:p text:style-name="P1190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190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190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190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190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42">
        <text:list-item>
          <text:p text:style-name="P1191">Exemplos - <text:span text:style-name="Source_Text">facet_grid()</text:span> alterando parâmetros:<text:line-break/></text:p>
        </text:list-item>
      </text:list>
      <text:p text:style-name="FigureWithCaption"><draw:frame draw:name="img45" style:rel-width="50.0%" style:rel-height="scale" svg:width="527.7486910994764pt" svg:height="326.4502617801047pt"><draw:image xlink:href="Pictures/31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6" style:rel-width="50.0%" style:rel-height="scale" svg:width="527.7486910994764pt" svg:height="326.4502617801047pt"><draw:image xlink:href="Pictures/31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7" style:rel-width="50.0%" style:rel-height="scale" svg:width="527.7486910994764pt" svg:height="326.4502617801047pt"><draw:image xlink:href="Pictures/31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8" style:rel-width="50.0%" style:rel-height="scale" svg:width="672.0pt" svg:height="537.0pt"><draw:image xlink:href="Pictures/31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43">
        <text:list-item>
          <text:p text:style-name="P1192">Trata-se de um ajuste de curva de tendência entre duas variáveis numéricas.<text:line-break/></text:p>
        </text:list-item>
        <text:list-item>
          <text:p text:style-name="P1192">Usa o modelo de regressão local para gerar uma curva suavizada que melhor se ajuste aos pontos.<text:line-break/></text:p>
        </text:list-item>
        <text:list-item>
          <text:p text:style-name="P1192">Na regressão local, estima-se uma função na vizinhança de cada ponto de interesse.<text:line-break/></text:p>
        </text:list-item>
        <text:list-item>
          <text:p text:style-name="P1192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192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192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192">Principais argumentos da função <text:span text:style-name="Source_Text">geom_smooth()</text:span>:<text:line-break/></text:p>
          <text:list text:style-name="L344">
            <text:list-item>
              <text:p text:style-name="P1193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193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14/" xlink:type="simple" xlink:show="embed" xlink:actuate="onLoad"/></draw:frame>), enquanto números maiores (<draw:frame draw:style-name="fr1" text:anchor-type="as-char"><draw:object xlink:href="Formula-31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193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45">
        <text:list-item>
          <text:p text:style-name="P1194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49" style:rel-width="50.0%" style:rel-height="scale" svg:width="527.7486910994764pt" svg:height="326.4502617801047pt"><draw:image xlink:href="Pictures/31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0" style:rel-width="50.0%" style:rel-height="scale" svg:width="527.7486910994764pt" svg:height="326.4502617801047pt"><draw:image xlink:href="Pictures/31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1" style:rel-width="50.0%" style:rel-height="scale" svg:width="527.7486910994764pt" svg:height="326.4502617801047pt"><draw:image xlink:href="Pictures/32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2" style:rel-width="50.0%" style:rel-height="scale" svg:width="527.7486910994764pt" svg:height="326.4502617801047pt"><draw:image xlink:href="Pictures/32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7T05:50:27Z</meta:creation-date>
    <dc:date>2023-07-17T05:50:2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7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1/content.xml><?xml version="1.0" encoding="utf-8"?>
<math xmlns="http://www.w3.org/1998/Math/MathML" display="inline">
  <mfrac>
    <mn>1</mn>
    <mn>2</mn>
  </mfrac>
</math>
</file>

<file path=Formula-314/content.xml><?xml version="1.0" encoding="utf-8"?>
<math xmlns="http://www.w3.org/1998/Math/MathML" display="inline">
  <mrow>
    <mn>0</mn>
    <mo>&gt;</mo>
    <mi>x</mi>
    <mo>&gt;</mo>
    <mn>1</mn>
  </mrow>
</math>
</file>

<file path=Formula-316/content.xml><?xml version="1.0" encoding="utf-8"?>
<math xmlns="http://www.w3.org/1998/Math/MathML" display="inline">
  <mrow>
    <mo>∼</mo>
    <mn>1</mn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